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righ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5cm" svg:height="1.734cm" svg:x="6cm" svg:y="6cm">
          <text:p text:style-name="P1"><text:span text:style-name="T1">doxia-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9cm" svg:height="0.808cm" svg:x="3.8cm" svg:y="3.483cm">
          <text:p text:style-name="P1"><text:span text:style-name="T1">decoratio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85cm" svg:y1="2.407cm" svg:x2="5.75cm" svg:y2="3.483cm" draw:start-shape="id1" draw:start-glue-point="2" draw:end-shape="id2" draw:end-glue-point="0" svg:d="M7850 2407l-2100 1076" svg:viewBox="0 0 2101 1077">
          <text:p/>
        </draw:connector>
        <draw:custom-shape draw:style-name="gr2" draw:text-style-name="P2" xml:id="id3" draw:id="id3" draw:layer="layout" svg:width="3.233cm" svg:height="0.809cm" svg:x="11.6cm" svg:y="1.6cm">
          <text:p text:style-name="P1"><text:span text:style-name="T1">doc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216cm" svg:y1="2.409cm" svg:x2="11.65cm" svg:y2="6.1cm" draw:start-shape="id3" draw:start-glue-point="2" draw:end-shape="id4" draw:end-glue-point="0" svg:d="M13216 2409l-1566 3691" svg:viewBox="0 0 1567 3692">
          <text:p/>
        </draw:connector>
        <draw:custom-shape draw:style-name="gr4" draw:text-style-name="P2" draw:layer="layout" svg:width="2.233cm" svg:height="0.809cm" svg:x="9.334cm" svg:y="4.9cm">
          <text:p text:style-name="P1"><text:span text:style-name="T1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85cm" svg:y1="2.407cm" svg:x2="10.45cm" svg:y2="3.5cm" draw:start-shape="id1" draw:start-glue-point="2" draw:end-shape="id5" draw:end-glue-point="0" svg:d="M7850 2407l2600 1093" svg:viewBox="0 0 2601 1094">
          <text:p/>
        </draw:connector>
        <draw:custom-shape draw:style-name="gr2" draw:text-style-name="P2" xml:id="id1" draw:id="id1" draw:layer="layout" svg:width="3.3cm" svg:height="0.807cm" svg:x="6.2cm" svg:y="1.6cm">
          <text:p text:style-name="P1"><text:span text:style-name="T1">site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3.7cm" svg:height="0.809cm" svg:x="8.6cm" svg:y="3.5cm">
          <text:p text:style-name="P1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35cm" svg:y1="4.309cm" svg:x2="10.35cm" svg:y2="4.9cm" svg:d="M10350 4309v591" svg:viewBox="0 0 1 592">
          <text:p/>
        </draw:connector>
        <draw:custom-shape draw:style-name="gr4" draw:text-style-name="P2" xml:id="id6" draw:id="id6" draw:layer="layout" svg:width="3.3cm" svg:height="0.809cm" svg:x="6.2cm" svg:y="6.1cm">
          <text:p text:style-name="P1"><text:span text:style-name="T1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85cm" svg:y1="2.407cm" svg:x2="7.85cm" svg:y2="6.1cm" draw:start-shape="id1" draw:start-glue-point="2" draw:end-shape="id6" draw:end-glue-point="0" svg:d="M7850 2407v3693" svg:viewBox="0 0 1 3694">
          <text:p/>
        </draw:connector>
        <draw:custom-shape draw:style-name="gr4" draw:text-style-name="P2" xml:id="id4" draw:id="id4" draw:layer="layout" svg:width="2.7cm" svg:height="0.809cm" svg:x="10.3cm" svg:y="6.1cm">
          <text:p text:style-name="P1"><text:span text:style-name="T1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cm" svg:height="0.809cm" svg:x="13.1cm" svg:y="6.1cm">
          <text:p text:style-name="P1"><text:span text:style-name="T1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216cm" svg:y1="2.409cm" svg:x2="14.7cm" svg:y2="6.1cm" draw:start-shape="id3" draw:start-glue-point="2" draw:end-shape="id7" draw:end-glue-point="0" svg:d="M13216 2409l1484 3691" svg:viewBox="0 0 1485 3692">
          <text:p/>
        </draw:connector>
        <draw:connector draw:style-name="gr3" draw:text-style-name="P3" draw:layer="layout" draw:type="line" svg:x1="13.216cm" svg:y1="2.409cm" svg:x2="10.45cm" svg:y2="3.5cm" draw:start-shape="id3" draw:start-glue-point="2" draw:end-shape="id5" draw:end-glue-point="0" svg:d="M13216 2409l-2766 1091" svg:viewBox="0 0 2767 1092">
          <text:p/>
        </draw:connector>
        <draw:custom-shape draw:style-name="gr2" draw:text-style-name="P2" xml:id="id8" draw:id="id8" draw:layer="layout" svg:width="3.802cm" svg:height="0.808cm" svg:x="2.2cm" svg:y="1.592cm">
          <text:p text:style-name="P1"><text:span text:style-name="T1">integration-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101cm" svg:y1="2.4cm" svg:x2="5.75cm" svg:y2="3.483cm" draw:start-shape="id8" draw:start-glue-point="2" draw:end-shape="id2" draw:end-glue-point="0" svg:d="M4101 2400l1649 1083" svg:viewBox="0 0 1650 10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8-12-20T23:12:09</meta:creation-date>
    <dc:date>2015-12-09T12:42:38.729162583</dc:date>
    <meta:editing-cycles>20</meta:editing-cycles>
    <meta:editing-duration>PT6H44M6S</meta:editing-duration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